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ews706 BT" fo:font-size="11pt" officeooo:rsid="0015ec51" officeooo:paragraph-rsid="0015ec51" style:font-size-asian="11pt" style:font-size-complex="11pt"/>
    </style:style>
    <style:style style:name="P2" style:family="paragraph" style:parent-style-name="Standard">
      <style:text-properties style:font-name="News706 BT" fo:font-size="11pt" officeooo:rsid="00177a78" officeooo:paragraph-rsid="00177a78" style:font-size-asian="11pt" style:font-size-complex="11pt"/>
    </style:style>
    <style:style style:name="P3" style:family="paragraph" style:parent-style-name="Standard">
      <style:text-properties style:font-name="News706 BT" fo:font-size="11pt" officeooo:rsid="00177a78" officeooo:paragraph-rsid="0017acdb" style:font-size-asian="11pt" style:font-size-complex="11pt"/>
    </style:style>
    <style:style style:name="P4" style:family="paragraph" style:parent-style-name="Standard">
      <style:text-properties style:font-name="News706 BT" fo:font-size="11pt" officeooo:rsid="001941f5" officeooo:paragraph-rsid="001941f5" style:font-size-asian="11pt" style:font-size-complex="11pt"/>
    </style:style>
    <style:style style:name="P5" style:family="paragraph" style:parent-style-name="Standard">
      <style:text-properties style:font-name="News706 BT" fo:font-size="11pt" officeooo:rsid="0019eb41" officeooo:paragraph-rsid="0019eb41" style:font-size-asian="11pt" style:font-size-complex="11pt"/>
    </style:style>
    <style:style style:name="P6" style:family="paragraph" style:parent-style-name="Standard">
      <style:text-properties style:font-name="News706 BT" fo:font-size="11pt" officeooo:rsid="001c8f42" officeooo:paragraph-rsid="001c8f42" style:font-size-asian="11pt" style:font-size-complex="11pt"/>
    </style:style>
    <style:style style:name="P7" style:family="paragraph" style:parent-style-name="Standard">
      <style:text-properties style:font-name="News706 BT" fo:font-size="13pt" style:font-size-asian="13pt" style:font-size-complex="13pt"/>
    </style:style>
    <style:style style:name="P8" style:family="paragraph" style:parent-style-name="Standard">
      <style:text-properties style:font-name="News706 BT" fo:font-size="13pt" officeooo:rsid="0015ec51" officeooo:paragraph-rsid="0015ec51" style:font-size-asian="13pt" style:font-size-complex="13pt"/>
    </style:style>
    <style:style style:name="P9" style:family="paragraph" style:parent-style-name="Standard">
      <style:text-properties style:font-name="Arial" fo:font-size="11pt" officeooo:rsid="0015ec51" officeooo:paragraph-rsid="0015ec51" style:font-size-asian="11pt" style:font-size-complex="11pt"/>
    </style:style>
    <style:style style:name="P10" style:family="paragraph" style:parent-style-name="Standard">
      <style:text-properties style:font-name="Arial" fo:font-size="11pt" officeooo:rsid="001663b1" officeooo:paragraph-rsid="001663b1" style:font-size-asian="11pt" style:font-size-complex="11pt"/>
    </style:style>
    <style:style style:name="P11" style:family="paragraph" style:parent-style-name="Standard">
      <style:text-properties style:font-name="Arial" fo:font-size="11pt" officeooo:rsid="0017acdb" officeooo:paragraph-rsid="0017acdb" style:font-size-asian="11pt" style:font-size-complex="11pt"/>
    </style:style>
    <style:style style:name="P12" style:family="paragraph" style:parent-style-name="Standard">
      <style:text-properties style:font-name="Arial" fo:font-size="11pt" officeooo:rsid="0018afc7" officeooo:paragraph-rsid="0018afc7" style:font-size-asian="11pt" style:font-size-complex="11pt"/>
    </style:style>
    <style:style style:name="P13" style:family="paragraph" style:parent-style-name="Standard">
      <style:text-properties style:font-name="Arial" fo:font-size="11pt" officeooo:rsid="001941f5" officeooo:paragraph-rsid="001941f5" style:font-size-asian="11pt" style:font-size-complex="11pt"/>
    </style:style>
    <style:style style:name="P14" style:family="paragraph" style:parent-style-name="Standard">
      <style:text-properties style:font-name="Arial" fo:font-size="11pt" officeooo:rsid="0019eb41" officeooo:paragraph-rsid="0019eb41" style:font-size-asian="11pt" style:font-size-complex="11pt"/>
    </style:style>
    <style:style style:name="P15" style:family="paragraph" style:parent-style-name="Standard">
      <style:text-properties style:font-name="Arial" fo:font-size="11pt" officeooo:rsid="001a2ba5" officeooo:paragraph-rsid="001a2ba5" style:font-size-asian="11pt" style:font-size-complex="11pt"/>
    </style:style>
    <style:style style:name="P16" style:family="paragraph" style:parent-style-name="Standard">
      <style:text-properties officeooo:paragraph-rsid="0015ec51"/>
    </style:style>
    <style:style style:name="P17" style:family="paragraph" style:parent-style-name="Standard">
      <style:text-properties fo:color="#000000" style:font-name="News706 BT" fo:font-size="11pt" officeooo:rsid="00177a78" officeooo:paragraph-rsid="0017acdb" style:font-size-asian="11pt" style:font-size-complex="11pt"/>
    </style:style>
    <style:style style:name="P18" style:family="paragraph" style:parent-style-name="Standard">
      <style:text-properties fo:font-variant="normal" fo:text-transform="none" fo:color="#000000" style:font-name="Arial" fo:font-size="11pt" fo:letter-spacing="normal" officeooo:rsid="0015ec51" officeooo:paragraph-rsid="001663b1" style:font-size-asian="11pt" style:font-size-complex="11pt"/>
    </style:style>
    <style:style style:name="P19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9eb41" style:font-size-asian="11pt" style:font-size-complex="11pt"/>
    </style:style>
    <style:style style:name="P20" style:family="paragraph" style:parent-style-name="Standard">
      <style:text-properties fo:font-variant="normal" fo:text-transform="none" fo:color="#000000" style:font-name="News706 BT" fo:font-size="11pt" fo:letter-spacing="normal" officeooo:rsid="0015ec51" officeooo:paragraph-rsid="001663b1" style:font-size-asian="11pt" style:font-size-complex="11pt"/>
    </style:style>
    <style:style style:name="P21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rsid="001941f5" officeooo:paragraph-rsid="001941f5" style:font-size-asian="11pt" style:font-size-complex="11pt"/>
    </style:style>
    <style:style style:name="P22" style:family="paragraph" style:parent-style-name="Standard">
      <style:text-properties fo:font-variant="normal" fo:text-transform="none" fo:color="#333333" style:font-name="Arial" fo:font-size="11pt" fo:letter-spacing="normal" fo:font-style="normal" fo:font-weight="normal" officeooo:paragraph-rsid="0015ec51" style:font-size-asian="11pt" style:font-size-complex="11pt"/>
    </style:style>
    <style:style style:name="P23" style:family="paragraph" style:parent-style-name="Standard">
      <style:text-properties style:font-name="Impact"/>
    </style:style>
    <style:style style:name="P24" style:family="paragraph" style:parent-style-name="Preformatted_20_Text">
      <style:text-properties style:font-name="News706 BT" fo:font-size="11pt" officeooo:rsid="00177a78" officeooo:paragraph-rsid="0017acdb" style:font-size-asian="11pt" style:font-size-complex="11pt"/>
    </style:style>
    <style:style style:name="P25" style:family="paragraph" style:parent-style-name="Preformatted_20_Text">
      <style:text-properties style:font-name="Arial" fo:font-size="11pt" officeooo:rsid="001663b1" officeooo:paragraph-rsid="001663b1" style:font-size-asian="11pt" style:font-size-complex="11pt"/>
    </style:style>
    <style:style style:name="P26" style:family="paragraph" style:parent-style-name="Standard">
      <style:text-properties style:font-name="Exotc350 Bd BT" officeooo:rsid="0015ec51"/>
    </style:style>
    <style:style style:name="P27" style:family="paragraph" style:parent-style-name="Standard">
      <style:text-properties style:font-name="Exotc350 Bd BT" officeooo:rsid="0021ff5c" officeooo:paragraph-rsid="0021ff5c"/>
    </style:style>
    <style:style style:name="P28" style:family="paragraph" style:parent-style-name="Standard">
      <style:text-properties style:font-name="Exotc350 Bd BT" officeooo:rsid="00224313" officeooo:paragraph-rsid="00246ad8"/>
    </style:style>
    <style:style style:name="P29" style:family="paragraph" style:parent-style-name="Standard">
      <style:text-properties style:font-name="Exotc350 Bd BT" officeooo:rsid="0024490c" officeooo:paragraph-rsid="0024490c"/>
    </style:style>
    <style:style style:name="P30" style:family="paragraph" style:parent-style-name="Standard">
      <style:text-properties style:font-name="Exotc350 Bd BT" officeooo:rsid="00246ad8" officeooo:paragraph-rsid="00246ad8"/>
    </style:style>
    <style:style style:name="P31" style:family="paragraph" style:parent-style-name="Standard">
      <style:text-properties style:font-name="Exotc350 Bd BT" officeooo:rsid="0024b7a8" officeooo:paragraph-rsid="0024b7a8"/>
    </style:style>
    <style:style style:name="P32" style:family="paragraph" style:parent-style-name="Standard">
      <style:text-properties style:font-name="Exotc350 Bd BT" officeooo:rsid="0024fb2c" officeooo:paragraph-rsid="0024fb2c"/>
    </style:style>
    <style:style style:name="P33" style:family="paragraph" style:parent-style-name="Standard">
      <style:text-properties style:font-name="Exotc350 Bd BT" officeooo:rsid="002510b4" officeooo:paragraph-rsid="002510b4"/>
    </style:style>
    <style:style style:name="P34" style:family="paragraph" style:parent-style-name="Standard">
      <style:text-properties style:font-name="Exotc350 Bd BT" officeooo:rsid="002933b0" officeooo:paragraph-rsid="002933b0"/>
    </style:style>
    <style:style style:name="P35" style:family="paragraph" style:parent-style-name="Standard">
      <style:text-properties style:font-name="News706 BT" fo:font-size="11pt" officeooo:rsid="0015ec51" officeooo:paragraph-rsid="0015ec51" style:font-size-asian="11pt" style:font-size-complex="11pt"/>
    </style:style>
    <style:style style:name="P36" style:family="paragraph" style:parent-style-name="Standard">
      <style:text-properties style:font-name="News706 BT" fo:font-size="11pt" officeooo:rsid="00224313" officeooo:paragraph-rsid="00224313" style:font-size-asian="11pt" style:font-size-complex="11pt"/>
    </style:style>
    <style:style style:name="P37" style:family="paragraph" style:parent-style-name="Standard">
      <style:text-properties style:font-name="News706 BT" fo:font-size="11pt" officeooo:rsid="00177a78" officeooo:paragraph-rsid="0017acdb" style:font-size-asian="11pt" style:font-size-complex="11pt"/>
    </style:style>
    <style:style style:name="T1" style:family="text">
      <style:text-properties style:font-name="News706 BT"/>
    </style:style>
    <style:style style:name="T2" style:family="text">
      <style:text-properties style:font-name="News706 BT" fo:font-size="13pt" style:font-size-asian="13pt" style:font-size-complex="13pt"/>
    </style:style>
    <style:style style:name="T3" style:family="text">
      <style:text-properties style:font-name="News706 BT" fo:font-size="13pt" officeooo:rsid="0015ec51" style:font-size-asian="13pt" style:font-size-complex="13pt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officeooo:rsid="0015ec51"/>
    </style:style>
    <style:style style:name="T7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style:font-name="SFMono-Regular" fo:letter-spacing="normal" fo:font-style="normal" fo:font-weight="normal"/>
    </style:style>
    <style:style style:name="T10" style:family="text">
      <style:text-properties fo:font-variant="normal" fo:text-transform="none" fo:color="#242729" style:font-name="Arial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style:font-name="Arial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style:font-name="Arial" fo:letter-spacing="normal" fo:font-style="normal" fo:font-weight="normal" officeooo:rsid="00224313" fo:background-color="transparent" loext:char-shading-value="0" loext:padding="0cm" loext:border="none"/>
    </style:style>
    <style:style style:name="T13" style:family="text">
      <style:text-properties fo:color="#000000" style:font-name="Arial" fo:font-size="11pt" style:font-size-asian="11pt" style:font-size-complex="11p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none" style:text-line-through-type="none"/>
    </style:style>
    <style:style style:name="T16" style:family="text">
      <style:text-properties officeooo:rsid="001c8f42"/>
    </style:style>
    <style:style style:name="T17" style:family="text">
      <style:text-properties officeooo:rsid="001cc9be"/>
    </style:style>
    <style:style style:name="T18" style:family="text">
      <style:text-properties officeooo:rsid="00224313"/>
    </style:style>
    <style:style style:name="T19" style:family="text">
      <style:text-properties officeooo:rsid="00246ad8"/>
    </style:style>
    <style:style style:name="T20" style:family="text">
      <style:text-properties officeooo:rsid="0028794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tab/><text:tab/><text:span text:style-name="T1"><text:tab/></text:span><text:span text:style-name="T2"><text:tab/></text:span><text:span text:style-name="T3">ANACONDA CHEATSHEET</text:span></text:p>
      <text:p text:style-name="P7"/>
      <text:p text:style-name="P1"><text:tab/><text:tab/><text:tab/> <text:s text:c="8"/>AUTHOR: VATSAL SAMEER MEHTA</text:p>
      <text:p text:style-name="P1"/>
      <text:p text:style-name="P1"/>
      <text:p text:style-name="P1">*<text:span text:style-name="T16">Don’t forget to replace &lt;envname&gt; or &lt;packagename&gt; with your environment’s name or package’s name </text:span></text:p>
      <text:p text:style-name="P1"/>
      <text:p text:style-name="P36">For Environment Management :</text:p>
      <text:p text:style-name="P1"/>
      <text:section text:style-name="Sect1" text:name="Section1">
        <text:p text:style-name="P1"/>
        <text:p text:style-name="P1">ENVIRONMENT COMMANDS:</text:p>
        <text:p text:style-name="P1"/>
        <text:p text:style-name="P9">conda create -n &lt;envname&gt; python=version</text:p>
        <text:p text:style-name="P9"/>
        <text:p text:style-name="P9">conda info --envs</text:p>
        <text:p text:style-name="P9"/>
        <text:p text:style-name="P9">conda activate &lt;envname&gt;</text:p>
        <text:p text:style-name="P9"/>
        <text:p text:style-name="P25"><text:span text:style-name="Source_20_Text"><text:span text:style-name="T11">conda env remove -n </text:span></text:span><text:span text:style-name="Source_20_Text"><text:span text:style-name="T12">&lt;envname&gt;</text:span></text:span></text:p>
        <text:p text:style-name="P10"/>
        <text:p text:style-name="P10"/>
        <text:p text:style-name="P10"><text:span text:style-name="T5">conda list --name</text:span><text:span text:style-name="T4"> </text:span><text:span text:style-name="T6">&lt;envname&gt;</text:span></text:p>
        <text:p text:style-name="P18"/>
        <text:p text:style-name="P19"/>
        <text:p text:style-name="P5"><text:span text:style-name="T6">M</text:span><text:span text:style-name="T4">ISCELLANEOUS:</text:span></text:p>
        <text:p text:style-name="P20"/>
        <text:p text:style-name="P14"><text:span text:style-name="T6">c</text:span><text:span text:style-name="T4">onda update --all</text:span></text:p>
        <text:p text:style-name="P18"/>
        <text:p text:style-name="P15">conda install -c conda<text:span text:style-name="T14">-</text:span><text:span text:style-name="T15">forge keras</text:span></text:p>
        <text:p text:style-name="P3"/>
        <text:p text:style-name="P17"><text:span text:style-name="T9">conda update conda</text:span> </text:p>
        <text:p text:style-name="P17"/>
        <text:p text:style-name="P3"/>
        <text:p text:style-name="P6">Finding Installed library’<text:span text:style-name="T17">s</text:span> Version</text:p>
        <text:p text:style-name="P3"/>
        <text:p text:style-name="P24"><text:span text:style-name="Source_20_Text"><text:span text:style-name="T10">conda list</text:span>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>PACKAGE <text:s/>INSTALLATIONS:</text:p>
        <text:p text:style-name="P3"/>
        <text:p text:style-name="P11">conda install &lt;packagename&gt;</text:p>
        <text:p text:style-name="P3"/>
        <text:p text:style-name="P11">pip install &lt;packagename&gt;</text:p>
        <text:p text:style-name="P10"/>
        <text:p text:style-name="P12">conda install -n &lt;envname&gt; &lt;packagename&gt;</text:p>
        <text:p text:style-name="P2"/>
        <text:p text:style-name="P12">conda install -c anaconda &lt;packagename&gt;</text:p>
        <text:p text:style-name="P1"/>
        <text:p text:style-name="P21">alternate method:</text:p>
        <text:p text:style-name="P22"/>
        <text:p text:style-name="P16"><text:span text:style-name="T8">c</text:span><text:span text:style-name="T7">onda install -c anaconda anaconda-client</text:span><text:span text:style-name="T13"> </text:span></text:p>
        <text:p text:style-name="P13">anaconda search -t conda &lt;packagename&gt;</text:p>
        <text:p text:style-name="P13">(on running this diff combos would be their of user/packages choose which you want in below command)</text:p>
        <text:p text:style-name="P13">anaconda show &lt;user/package&gt;</text:p>
        <text:p text:style-name="P13">(on running this you will get the command to download that package)</text:p>
        <text:p text:style-name="P4"/>
        <text:p text:style-name="P8"><text:tab/><text:tab/></text:p>
        <text:p text:style-name="P8"/>
        <text:p text:style-name="P8"/>
        <text:p text:style-name="P8"/>
        <text:p text:style-name="P8"/>
        <text:p text:style-name="P8"/>
        <text:p text:style-name="P8"/>
      </text:section>
      <text:p text:style-name="P8"><text:tab/></text:p>
      <text:p text:style-name="P29">For Development :</text:p>
      <text:p text:style-name="P26"/>
      <text:p text:style-name="P27">Django setup in conda and all:</text:p>
      <text:p text:style-name="P27"/>
      <text:p text:style-name="P27">step 1: install pycharm and anaconda, add only anaconda to environ<text:span text:style-name="T18">m</text:span>ent path variable</text:p>
      <text:p text:style-name="P27"/>
      <text:p text:style-name="P28">step 2: open pycharm , new project: </text:p>
      <text:p text:style-name="P28"/>
      <text:p text:style-name="P30">select location of your folder, I generally use desktop as location,name of folder djangoprojects</text:p>
      <text:p text:style-name="P28"/>
      <text:p text:style-name="P28">in python interpreter choose dropdown and use new environment using conda , give name to your new environment,<text:span text:style-name="T19">name of environment : djangoenv</text:span></text:p>
      <text:p text:style-name="P28"/>
      <text:p text:style-name="P31">click create</text:p>
      <text:p text:style-name="P28"><text:soft-page-break/></text:p>
      <text:p text:style-name="P31">Now in terminal of pycharm :</text:p>
      <text:p text:style-name="P31"/>
      <text:p text:style-name="P31">conda install -c anaconda django </text:p>
      <text:p text:style-name="P31"/>
      <text:p text:style-name="P31">(This will install django in the virtual environment of anaconda that we just created named : djangoenv)</text:p>
      <text:p text:style-name="P31"/>
      <text:p text:style-name="P31">check django version by:</text:p>
      <text:p text:style-name="P31"/>
      <text:p text:style-name="P31">python -m django –version</text:p>
      <text:p text:style-name="P31"/>
      <text:p text:style-name="P32">Now create a django project <text:span text:style-name="T20">inside this</text:span>:</text:p>
      <text:p text:style-name="P32"/>
      <text:p text:style-name="P32">django-admin startproject myfirstwebapp</text:p>
      <text:p text:style-name="P33">cd myfirstwebapp</text:p>
      <text:p text:style-name="P33">python manage.py runserver</text:p>
      <text:p text:style-name="P33"/>
      <text:p text:style-name="P33"/>
      <text:p text:style-name="P34">Now after setting up as above for the first time , you can use the same djangoenv you created for all other projects or create new environments as per your use c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Exotc350 Bd BT" svg:font-family="'Exotc350 Bd BT'" style:font-family-generic="decorative" style:font-pitch="variable"/>
    <style:font-face style:name="Liberation Serif" svg:font-family="'Liberation Serif'" style:font-family-generic="roman" style:font-pitch="variable"/>
    <style:font-face style:name="News706 BT" svg:font-family="'News706 BT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22:42:53.155000000</meta:creation-date>
    <dc:date>2021-02-16T16:09:44.195000000</dc:date>
    <meta:editing-duration>PT1H26M</meta:editing-duration>
    <meta:editing-cycles>20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46" meta:word-count="279" meta:character-count="1842" meta:non-whitespace-character-count="1585"/>
  </office:meta>
</office:document-meta>
</file>